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999cm" table:align="margins" style:writing-mode="lr-tb"/>
    </style:style>
    <style:style style:name="Table1.A" style:family="table-column">
      <style:table-column-properties style:column-width="5.999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6" style:master-page-name="Standard">
      <style:paragraph-properties fo:text-align="start" style:justify-single-word="false" style:page-number="auto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249005864" text:id="ct249005864">
          <text:insertion>
            <office:change-info>
              <dc:creator>Luc Saffre</dc:creator>
              <dc:date>2011-02-01T18:10:00</dc:date>
            </office:change-info>
          </text:insertion>
        </text:changed-region>
        <text:changed-region xml:id="ct247883880" text:id="ct247883880">
          <text:insertion>
            <office:change-info>
              <dc:creator>Luc Saffre</dc:creator>
              <dc:date>2011-02-06T08:58:00</dc:date>
            </office:change-info>
          </text:insertion>
        </text:changed-region>
        <text:changed-region xml:id="ct247884152" text:id="ct247884152">
          <text:insertion>
            <office:change-info>
              <dc:creator>Luc Saffre</dc:creator>
              <dc:date>2011-02-06T09:28:00</dc:date>
            </office:change-info>
          </text:insertion>
        </text:changed-region>
        <text:changed-region xml:id="ct247896232" text:id="ct247896232">
          <text:insertion>
            <office:change-info>
              <dc:creator>Luc Saffre</dc:creator>
              <dc:date>2011-02-06T09:28:00</dc:date>
            </office:change-info>
          </text:insertion>
        </text:changed-region>
        <text:changed-region xml:id="ct249992016" text:id="ct249992016">
          <text:insertion>
            <office:change-info>
              <dc:creator>Luc Saffre</dc:creator>
              <dc:date>2011-02-06T09:28:00</dc:date>
            </office:change-info>
          </text:insertion>
        </text:changed-region>
        <text:changed-region xml:id="ct306113336" text:id="ct306113336">
          <text:insertion>
            <office:change-info>
              <dc:creator>Luc Saffre</dc:creator>
              <dc:date>2011-02-07T05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6">Teilnehmerliste</text:h>
      <text:p text:style-name="Standard"/>
      <text:p text:style-name="Standard"/>
      <text:p text:style-name="Standard">Kurs: <text:change-start text:change-id="ct249005864"/>self.title<text:change-end text:change-id="ct249005864"/></text:p>
      <text:p text:style-name="Standard">Anbieter: <text:change-start text:change-id="ct247883880"/>self.provider<text:change-end text:change-id="ct247883880"/></text:p>
      <text:p text:style-name="Standard"/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Nr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change-start text:change-id="ct247884152"/>row.person.get_full_name()<text:change-end text:change-id="ct247884152"/></text:p>
          </table:table-cell>
          <table:table-cell table:style-name="Table1.A2" office:value-type="string">
            <text:p text:style-name="Table_20_Contents"><text:change-start text:change-id="ct247896232"/>row.person.id<text:change-end text:change-id="ct247896232"/></text:p>
          </table:table-cell>
          <table:table-cell table:style-name="Table1.C2" office:value-type="string">
            <text:p text:style-name="Table_20_Contents"><text:change-start text:change-id="ct249992016"/>row.remark<text:change-end text:change-id="ct249992016"/><text:change-start text:change-id="ct306113336"/><office:annotation><dc:creator>Luc Saffre</dc:creator><dc:date>2011-02-07T05:41:34</dc:date><text:p text:style-name="P3"><text:span text:style-name="T2">do row for row in self.participants()</text:span></text:p></office:annotation><text:change-end text:change-id="ct306113336"/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" fo:font-size="14pt" fo:font-weight="bold" style:font-size-asian="14pt" style:font-weight-asian="bold" style:font-name-complex="Ari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style:font-name="Tahoma1" fo:font-size="10pt" fo:font-weight="bold" style:font-size-asian="10pt" style:font-weight-asian="bold" style:font-name-complex="Tahoma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018cm solid #000000" fo:border-right="0.018cm solid #000000" fo:border-top="none" fo:border-bottom="none" fo:keep-with-next="always"/>
      <style:text-properties style:font-name="Arial" fo:font-size="16pt" fo:language="en" fo:country="GB" style:font-size-asian="16pt" style:font-name-complex="Arial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ize="16pt" fo:language="en" fo:country="GB" style:font-size-asian="16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size="14pt" style:font-size-asian="14pt" style:font-weight-complex="bold"/>
    </style:style>
    <style:style style:name="Textkörper_20_2" style:display-name="Textkörper 2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Textkörper_20_3" style:display-name="Textkörper 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1.50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creation-date>2011-01-03T08:13:38</meta:creation-date>
    <meta:editing-cycles>22</meta:editing-cycles>
    <meta:editing-duration>PT3H6M40S</meta:editing-duration>
    <meta:initial-creator>Gerd Xhonneux</meta:initial-creator>
    <meta:generator>LibreOffice/3.3$Win32 LibreOffice_project/330m19$Build-6</meta:generator>
    <dc:date>2011-02-07T05:41:54.45</dc:date>
    <dc:creator>Luc Saffre</dc:creator>
    <meta:document-statistic meta:table-count="1" meta:image-count="0" meta:object-count="0" meta:page-count="1" meta:paragraph-count="9" meta:word-count="11" meta:character-count="111"/>
  </office:meta>
</office:document-meta>
</file>